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9.984cm" presentation:class="title" presentation:user-transformed="true">
          <draw:text-box>
            <text:p>Introducción a la Algoritmia <text:line-break/>Criptográfica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David Arroyo Menéndez</text:p>
            <text:p>http://www.davidam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lgoritmo César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a clave privada se basa en un desplazamiento de las letras</text:p>
              </text:list-item>
              <text:list-item>
                <text:p>El mensaje privado podría ser ABC y con un desplazamiento 2, llegaría ser DEF.</text:p>
              </text:list-item>
              <text:list-item>
                <text:p>Se usó en los tiempos de Grecia y Roma</text:p>
              </text:list-item>
              <text:list-item>
                <text:p>$ python3 cesar.p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cepto clave pública y clave privad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a clave pública se puede decir que es la dirección postal, se da sin peligro de seguridad</text:p>
              </text:list-item>
              <text:list-item>
                <text:p>La clave privada es similar a la llave del buzón, solo la tiene el propietar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lgoritmo RSA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a seguridad de RSA está basada en que matemáticamente es costoso computacionalmente descomponer números grandes en productos de primos</text:p>
              </text:list-item>
              <text:list-item>
                <text:p>La clave privada rsa son los primos y alguna constante, la clave pública genera un número a partir de los primos y la constant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lgoritmo MD5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D5 genera un código alfanumérico a partir de un texto. Se usa para cuestiones como almacenar contraseñas en bases de datos, ó comprobación de la veracidad de ficheros.</text:p>
              </text:list-item>
              <text:list-item>
                <text:p>La idea es que tras las funciones resumen sea rápido comprobar que el texto entrada es el texto secreto almacenado.</text:p>
              </text:list-item>
              <text:list-item>
                <text:p>En 2004 se encontraron colisiones hash que recomiendan sustituirlo por sha-256 o ripemd-16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unciones matemáticas para criptografía</text:p>
          </draw:text-box>
        </draw:frame>
        <draw:frame presentation:style-name="pr5" draw:layer="layout" svg:width="23.5cm" svg:height="12cm" svg:x="3.5cm" svg:y="7.5cm" presentation:class="outline" presentation:user-transformed="true">
          <draw:text-box>
            <text:list text:style-name="L2">
              <text:list-header>
                <text:p>The primary functions are isprime and primefac, but we define a number of helper functions along the way.</text:p>
              </text:list-header>
              <text:list-item>
                <text:p/>
              </text:list-item>
              <text:list-item>
                <text:p>gcd(a, b)</text:p>
              </text:list-item>
              <text:list-item>
                <text:p>Computes the greatest common divisor of the integers a and b.</text:p>
              </text:list-item>
              <text:list-item>
                <text:p/>
              </text:list-item>
              <text:list-item>
                <text:p>isqrt(n)</text:p>
              </text:list-item>
              <text:list-item>
                <text:p>Computes the greatest integer whose square does not exceed the non-negative integer n.</text:p>
              </text:list-item>
              <text:list-item>
                <text:p/>
              </text:list-item>
              <text:list-item>
                <text:p>introot(n, r=2)</text:p>
              </text:list-item>
              <text:list-item>
                <text:p>For non-negative n, returns the greatest integer less than or equal to the rth root of n.</text:p>
              </text:list-item>
              <text:list-item>
                <text:p/>
              </text:list-item>
              <text:list-item>
                <text:p>For negative n, returns the least integer greater than or equal to the rth root of n, or None if r is even.</text:p>
              </text:list-item>
              <text:list-item>
                <text:p/>
              </text:list-item>
              <text:list-item>
                <text:p>primegen()</text:p>
              </text:list-item>
              <text:list-item>
                <text:p>Non-terminating generator. Yields the prime numbers. It amounts to a recursive Sieve of Eratosthenes. Memory usage is on the order of the square root of the most-recently-yielded prime. See this Programming Praxis post for more about the algorithm.</text:p>
              </text:list-item>
              <text:list-item>
                <text:p/>
              </text:list-item>
              <text:list-item>
                <text:p>primes(n)</text:p>
              </text:list-item>
              <text:list-item>
                <text:p>Returns a list of the primes strictly less than n.</text:p>
              </text:list-item>
              <text:list-item>
                <text:p/>
              </text:list-item>
              <text:list-item>
                <text:p>listprod(l)</text:p>
              </text:list-item>
              <text:list-item>
                <text:p>Returns the product of the elements of l, which can be any iterable (but should obviously terminate; e.g., listprod(primegen()) would be a bad idea).</text:p>
              </text:list-item>
              <text:list-item>
                <text:p/>
              </text:list-item>
              <text:list-item>
                <text:p>nextprime(n)</text:p>
              </text:list-item>
              <text:list-item>
                <text:p>Determines, with some semblance of efficiency, the least prime number strictly greater than n.</text:p>
              </text:list-item>
              <text:list-item>
                <text:p/>
              </text:list-item>
              <text:list-item>
                <text:p>sprp(n, a, s=None, d=None)</text:p>
              </text:list-item>
              <text:list-item>
                <text:p>Checks n for primality using the Strong Probable Primality Test to base a. If present, s and d should be the first and second items, respectively, of the tuple returned by the function pfactor(n). We use this as a helper function for isprime.</text:p>
              </text:list-item>
              <text:list-item>
                <text:p/>
              </text:list-item>
              <text:list-item>
                <text:p>pfactor(n)</text:p>
              </text:list-item>
              <text:list-item>
                <text:p>Helper function for sprp. Returns the tuple (x,y) where n - 1 == (2 ** x) * y and y is odd. We have this bit separated out so that we don’t waste time recomputing s and d for each base when we want to check n against multiple bases.</text:p>
              </text:list-item>
              <text:list-item>
                <text:p/>
              </text:list-item>
              <text:list-item>
                <text:p>jacobi(a, p)</text:p>
              </text:list-item>
              <text:list-item>
                <text:p>Computes the Jacobi symbol (a|p), where p is a positive odd number. This is used in isprime.</text:p>
              </text:list-item>
              <text:list-item>
                <text:p/>
              </text:list-item>
              <text:list-item>
                <text:p>chain(n, u1, v1, u2, v2, d, q, m)</text:p>
              </text:list-item>
              <text:list-item>
                <text:p>Helper function for isprime.</text:p>
              </text:list-item>
              <text:list-item>
                <text:p/>
              </text:list-item>
              <text:list-item>
                <text:p>isprime(n, tb=(3,5,7,11), eb=(2,), mrb=())</text:p>
              </text:list-item>
              <text:list-item>
                <text:p>The main primality test. It’s an implementation of the BPSW test (Baillie-Pomerance-Selfridge-Wagstaff) with some prefiltes for speed and is deterministic for all numbers less than 264 — in fact, while infinitely many false positives are conjectured to exist, no false positives are currently known. The prefilters consist of trial division against 2 and the elements of the tuple tb, checking whether n is square, and Euler’s primality test to the bases in the tuple eb. If the number is less than 3825123056546413051, we use the Miller-Rabin test on a set of bases for which the test is known to be deterministic over this range.</text:p>
              </text:list-item>
              <text:list-item>
                <text:p/>
              </text:list-item>
              <text:list-item>
                <text:p>ilog(x, b)</text:p>
              </text:list-item>
              <text:list-item>
                <text:p>Returns the greatest integer l such that <text:s/>b**l &lt;= x.</text:p>
              </text:list-item>
              <text:list-item>
                <text:p/>
              </text:list-item>
              <text:list-item>
                <text:p>ispower(n)</text:p>
              </text:list-item>
              <text:list-item>
                <text:p>Returns the largest integer that, when squared/cubed/etc, yields n, or 0 if no such integer exists. Note that the power to which this number is raised will be prime.</text:p>
              </text:list-item>
              <text:list-item>
                <text:p/>
              </text:list-item>
              <text:list-item>
                <text:p>pollardRho_brent(n)</text:p>
              </text:list-item>
              <text:list-item>
                <text:p>Brent’s improvement on Pollard’s rho algorithm. Returns n if n is prime; otherwise, we keep chugging until we find a factor of n strictly between 1 and n.</text:p>
              </text:list-item>
              <text:list-item>
                <text:p/>
              </text:list-item>
              <text:list-item>
                <text:p>pollard_pm1(n, B1=100, B2=1000)</text:p>
              </text:list-item>
              <text:list-item>
                <text:p>Pollard’s p+1 algorithm, two-phase version. Returns n if n is prime; otherwise, we keep chugging until we find a factor of n strictly between 1 and n.</text:p>
              </text:list-item>
              <text:list-item>
                <text:p/>
              </text:list-item>
              <text:list-item>
                <text:p>mlucas(v, a, n)</text:p>
              </text:list-item>
              <text:list-item>
                <text:p>Helper function for williams_pp1. Multiplies along a Lucas sequence modulo n.</text:p>
              </text:list-item>
              <text:list-item>
                <text:p/>
              </text:list-item>
              <text:list-item>
                <text:p>williams_pp1(n)</text:p>
              </text:list-item>
              <text:list-item>
                <text:p>Williams’ p+1 algorithm. Returns n if n is prime; otherwise, we keep chugging until we find a factor of n strictly between 1 and n.</text:p>
              </text:list-item>
              <text:list-item>
                <text:p/>
              </text:list-item>
              <text:list-item>
                <text:p>ecadd(p1, p2, p0, n)</text:p>
              </text:list-item>
              <text:list-item>
                <text:p>Helper function for ecm. Adds two points p1 and p2 given point P0 = P1-P2 modulo n.</text:p>
              </text:list-item>
              <text:list-item>
                <text:p/>
              </text:list-item>
              <text:list-item>
                <text:p>ecdub(p, A, n)</text:p>
              </text:list-item>
              <text:list-item>
                <text:p>Helper function for ecm. Doubles point p on A modulo n.</text:p>
              </text:list-item>
              <text:list-item>
                <text:p/>
              </text:list-item>
              <text:list-item>
                <text:p>ecmul(m, p, A, n)</text:p>
              </text:list-item>
              <text:list-item>
                <text:p>Helper function for ecm. Multiplies point p by m on curve A modulo n.</text:p>
              </text:list-item>
              <text:list-item>
                <text:p/>
              </text:list-item>
              <text:list-item>
                <text:p>ecm(n, B1=10, B2=20)</text:p>
              </text:list-item>
              <text:list-item>
                <text:p>Factors n using the elliptic curve method, using Montgomery curves and an algorithm analogous to the two-phase variant of Pollard’s p-1 method. Returns n if n is prime; otherwise, we keep chugging until we find a factor of n strictly between 1 and n. For more details see these two Programming Praxis posts.</text:p>
              </text:list-item>
              <text:list-item>
                <text:p/>
              </text:list-item>
              <text:list-item>
                <text:p>legendre(a,p), legendre1(a,p), legendre2(a,p)</text:p>
              </text:list-item>
              <text:list-item>
                <text:p>Functions to comptue the Legendre symbol (a|p). The return value isn’t meaningful if p is composite. We have three functions for this becaues of the details of the corresponding function in gmpy and how it’s accessed.</text:p>
              </text:list-item>
              <text:list-item>
                <text:p/>
              </text:list-item>
              <text:list-item>
                <text:p>mod_sqrt(n, p)</text:p>
              </text:list-item>
              <text:list-item>
                <text:p>Computes a square root of n modulo the prime number p. The return value is not meaningful if n has no square root modulo p or if p is composite.</text:p>
              </text:list-item>
              <text:list-item>
                <text:p/>
              </text:list-item>
              <text:list-item>
                <text:p>modinv(a, m)</text:p>
              </text:list-item>
              <text:list-item>
                <text:p>Computes a multiplicative inverse of a modulo m. The return value is not meaningful if gcd(a,m) != 1.</text:p>
              </text:list-item>
              <text:list-item>
                <text:p/>
              </text:list-item>
              <text:list-item>
                <text:p>mpqs(n)</text:p>
              </text:list-item>
              <text:list-item>
                <text:p>Factors n using the multiple polynomial quadratic sieve. Returns n if n is prime; otherwise, we keep chugging until we find a factor of n strictly between 1 and n. This function was copied mostly verbatim from this stackexchange post.</text:p>
              </text:list-item>
              <text:list-item>
                <text:p/>
              </text:list-item>
              <text:list-item>
                <text:p>multifactor(n, methods=(pollardRho_brent, pollard_pm1, williams_pp1, ecm, mpqs), verbose=False)</text:p>
              </text:list-item>
              <text:list-item>
                <text:p>Runs several factoring algorithms on n simultaneously by loading them into their own threads via the multiprocessing module. When one function returns, everything is killed off and that value gets returned.</text:p>
              </text:list-item>
              <text:list-item>
                <text:p/>
              </text:list-item>
              <text:list-item>
                <text:p>primefac(n, trial_limit=1000, rho_rounds=42000, verbose=False,</text:p>
              </text:list-item>
              <text:list-item>
                <text:p><text:s text:c="9"/>methods=(pollardRho_brent, pollard_pm1, williams_pp1, ecm, mpqs))</text:p>
              </text:list-item>
              <text:list-item>
                <text:p>Generator. Yields the prime factors of n, with multiplicity.</text:p>
              </text:list-item>
              <text:list-item>
                <text:p/>
              </text:list-item>
              <text:list-item>
                <text:p>factorint(n, trial_limit=1000, rho_rounds=42000,</text:p>
              </text:list-item>
              <text:list-item>
                <text:p><text:s text:c="10"/>methods=(pollardRho_brent, pollard_pm1, williams_pp1, ecm, mpqs))</text:p>
              </text:list-item>
              <text:list-item>
                <text:p>This collates primefac’s output into a dict with the prime factors as the keys and their multiplicities as the data. For example, factorint(5040) returns {2:4, 3:2, 5:1, 7:1}.</text:p>
              </text:list-item>
              <text:list-item>
                <text:p/>
              </text:list-item>
              <text:list-item>
                <text:p>rpn(instr)</text:p>
              </text:list-item>
              <text:list-item>
                <text:p>Evaluates the string instr as an expression in reverse Polish notation.</text:p>
              </text:list-item>
              <text:list-item>
                <text:p/>
              </text:list-item>
              <text:list-item>
                <text:p>The primary functions are isprime and primefac, but we define a number of helper functions along the way.</text:p>
              </text:list-item>
              <text:list-item>
                <text:p/>
              </text:list-item>
              <text:list-item>
                <text:p>gcd(a, b)</text:p>
              </text:list-item>
              <text:list-item>
                <text:p>Computes the greatest common divisor of the integers a and b.</text:p>
              </text:list-item>
              <text:list-item>
                <text:p/>
              </text:list-item>
              <text:list-item>
                <text:p>isqrt(n)</text:p>
              </text:list-item>
              <text:list-item>
                <text:p>Computes the greatest integer whose square does not exceed the non-negative integer n.</text:p>
              </text:list-item>
              <text:list-item>
                <text:p/>
              </text:list-item>
              <text:list-item>
                <text:p>introot(n, r=2)</text:p>
              </text:list-item>
              <text:list-item>
                <text:p>For non-negative n, returns the greatest integer less than or equal to the rth root of n.</text:p>
              </text:list-item>
              <text:list-item>
                <text:p/>
              </text:list-item>
              <text:list-item>
                <text:p>For negative n, returns the least integer greater than or equal to the rth root of n, or None if r is even.</text:p>
              </text:list-item>
              <text:list-item>
                <text:p/>
              </text:list-item>
              <text:list-item>
                <text:p>primegen()</text:p>
              </text:list-item>
              <text:list-item>
                <text:p>Non-terminating generator. Yields the prime numbers. It amounts to a recursive Sieve of Eratosthenes. Memory usage is on the order of the square root of the most-recently-yielded prime. See this Programming Praxis post for more about the algorithm.</text:p>
              </text:list-item>
              <text:list-item>
                <text:p/>
              </text:list-item>
              <text:list-item>
                <text:p>primes(n)</text:p>
              </text:list-item>
              <text:list-item>
                <text:p>Returns a list of the primes strictly less than n.</text:p>
              </text:list-item>
              <text:list-item>
                <text:p/>
              </text:list-item>
              <text:list-item>
                <text:p>listprod(l)</text:p>
              </text:list-item>
              <text:list-item>
                <text:p>Returns the product of the elements of l, which can be any iterable (but should obviously terminate; e.g., listprod(primegen()) would be a bad idea).</text:p>
              </text:list-item>
              <text:list-item>
                <text:p/>
              </text:list-item>
              <text:list-item>
                <text:p>nextprime(n)</text:p>
              </text:list-item>
              <text:list-item>
                <text:p>Determines, with some semblance of efficiency, the least prime number strictly greater than n.</text:p>
              </text:list-item>
              <text:list-item>
                <text:p/>
              </text:list-item>
              <text:list-item>
                <text:p>sprp(n, a, s=None, d=None)</text:p>
              </text:list-item>
              <text:list-item>
                <text:p>Checks n for primality using the Strong Probable Primality Test to base a. If present, s and d should be the first and second items, respectively, of the tuple returned by the function pfactor(n). We use this as a helper function for isprime.</text:p>
              </text:list-item>
              <text:list-item>
                <text:p/>
              </text:list-item>
              <text:list-item>
                <text:p>pfactor(n)</text:p>
              </text:list-item>
              <text:list-item>
                <text:p>Helper function for sprp. Returns the tuple (x,y) where n - 1 == (2 ** x) * y and y is odd. We have this bit separated out so that we don’t waste time recomputing s and d for each base when we want to check n against multiple bases.</text:p>
              </text:list-item>
              <text:list-item>
                <text:p/>
              </text:list-item>
              <text:list-item>
                <text:p>jacobi(a, p)</text:p>
              </text:list-item>
              <text:list-item>
                <text:p>Computes the Jacobi symbol (a|p), where p is a positive odd number. This is used in isprime.</text:p>
              </text:list-item>
              <text:list-item>
                <text:p/>
              </text:list-item>
              <text:list-item>
                <text:p>chain(n, u1, v1, u2, v2, d, q, m)</text:p>
              </text:list-item>
              <text:list-item>
                <text:p>Helper function for isprime.</text:p>
              </text:list-item>
              <text:list-item>
                <text:p/>
              </text:list-item>
              <text:list-item>
                <text:p>isprime(n, tb=(3,5,7,11), eb=(2,), mrb=())</text:p>
              </text:list-item>
              <text:list-item>
                <text:p>The main primality test. It’s an implementation of the BPSW test (Baillie-Pomerance-Selfridge-Wagstaff) with some prefiltes for speed and is deterministic for all numbers less than 264 — in fact, while infinitely many false positives are conjectured to exist, no false positives are currently known. The prefilters consist of trial division against 2 and the elements of the tuple tb, checking whether n is square, and Euler’s primality test to the bases in the tuple eb. If the number is less than 3825123056546413051, we use the Miller-Rabin test on a set of bases for which the test is known to be deterministic over this range.</text:p>
              </text:list-item>
              <text:list-item>
                <text:p/>
              </text:list-item>
              <text:list-item>
                <text:p>ilog(x, b)</text:p>
              </text:list-item>
              <text:list-item>
                <text:p>Returns the greatest integer l such that <text:s/>b**l &lt;= x.</text:p>
              </text:list-item>
              <text:list-item>
                <text:p/>
              </text:list-item>
              <text:list-item>
                <text:p>ispower(n)</text:p>
              </text:list-item>
              <text:list-item>
                <text:p>Returns the largest integer that, when squared/cubed/etc, yields n, or 0 if no such integer exists. Note that the power to which this number is raised will be prime.</text:p>
              </text:list-item>
              <text:list-item>
                <text:p/>
              </text:list-item>
              <text:list-item>
                <text:p>pollardRho_brent(n)</text:p>
              </text:list-item>
              <text:list-item>
                <text:p>Brent’s improvement on Pollard’s rho algorithm. Returns n if n is prime; otherwise, we keep chugging until we find a factor of n strictly between 1 and n.</text:p>
              </text:list-item>
              <text:list-item>
                <text:p/>
              </text:list-item>
              <text:list-item>
                <text:p>pollard_pm1(n, B1=100, B2=1000)</text:p>
              </text:list-item>
              <text:list-item>
                <text:p>Pollard’s p+1 algorithm, two-phase version. Returns n if n is prime; otherwise, we keep chugging until we find a factor of n strictly between 1 and n.</text:p>
              </text:list-item>
              <text:list-item>
                <text:p/>
              </text:list-item>
              <text:list-item>
                <text:p>mlucas(v, a, n)</text:p>
              </text:list-item>
              <text:list-item>
                <text:p>Helper function for williams_pp1. Multiplies along a Lucas sequence modulo n.</text:p>
              </text:list-item>
              <text:list-item>
                <text:p/>
              </text:list-item>
              <text:list-item>
                <text:p>williams_pp1(n)</text:p>
              </text:list-item>
              <text:list-item>
                <text:p>Williams’ p+1 algorithm. Returns n if n is prime; otherwise, we keep chugging until we find a factor of n strictly between 1 and n.</text:p>
              </text:list-item>
              <text:list-item>
                <text:p/>
              </text:list-item>
              <text:list-item>
                <text:p>ecadd(p1, p2, p0, n)</text:p>
              </text:list-item>
              <text:list-item>
                <text:p>Helper function for ecm. Adds two points p1 and p2 given point P0 = P1-P2 modulo n.</text:p>
              </text:list-item>
              <text:list-item>
                <text:p/>
              </text:list-item>
              <text:list-item>
                <text:p>ecdub(p, A, n)</text:p>
              </text:list-item>
              <text:list-item>
                <text:p>Helper function for ecm. Doubles point p on A modulo n.</text:p>
              </text:list-item>
              <text:list-item>
                <text:p/>
              </text:list-item>
              <text:list-item>
                <text:p>ecmul(m, p, A, n)</text:p>
              </text:list-item>
              <text:list-item>
                <text:p>Helper function for ecm. Multiplies point p by m on curve A modulo n.</text:p>
              </text:list-item>
              <text:list-item>
                <text:p/>
              </text:list-item>
              <text:list-item>
                <text:p>ecm(n, B1=10, B2=20)</text:p>
              </text:list-item>
              <text:list-item>
                <text:p>Factors n using the elliptic curve method, using Montgomery curves and an algorithm analogous to the two-phase variant of Pollard’s p-1 method. Returns n if n is prime; otherwise, we keep chugging until we find a factor of n strictly between 1 and n. For more details see these two Programming Praxis posts.</text:p>
              </text:list-item>
              <text:list-item>
                <text:p/>
              </text:list-item>
              <text:list-item>
                <text:p>legendre(a,p), legendre1(a,p), legendre2(a,p)</text:p>
              </text:list-item>
              <text:list-item>
                <text:p>Functions to comptue the Legendre symbol (a|p). The return value isn’t meaningful if p is composite. We have three functions for this becaues of the details of the corresponding function in gmpy and how it’s accessed.</text:p>
              </text:list-item>
              <text:list-item>
                <text:p/>
              </text:list-item>
              <text:list-item>
                <text:p>mod_sqrt(n, p)</text:p>
              </text:list-item>
              <text:list-item>
                <text:p>Computes a square root of n modulo the prime number p. The return value is not meaningful if n has no square root modulo p or if p is composite.</text:p>
              </text:list-item>
              <text:list-item>
                <text:p/>
              </text:list-item>
              <text:list-item>
                <text:p>modinv(a, m)</text:p>
              </text:list-item>
              <text:list-item>
                <text:p>Computes a multiplicative inverse of a modulo m. The return value is not meaningful if gcd(a,m) != 1.</text:p>
              </text:list-item>
              <text:list-item>
                <text:p/>
              </text:list-item>
              <text:list-item>
                <text:p>mpqs(n)</text:p>
              </text:list-item>
              <text:list-item>
                <text:p>Factors n using the multiple polynomial quadratic sieve. Returns n if n is prime; otherwise, we keep chugging until we find a factor of n strictly between 1 and n. This function was copied mostly verbatim from this stackexchange post.</text:p>
              </text:list-item>
              <text:list-item>
                <text:p/>
              </text:list-item>
              <text:list-item>
                <text:p>multifactor(n, methods=(pollardRho_brent, pollard_pm1, williams_pp1, ecm, mpqs), verbose=False)</text:p>
              </text:list-item>
              <text:list-item>
                <text:p>Runs several factoring algorithms on n simultaneously by loading them into their own threads via the multiprocessing module. When one function returns, everything is killed off and that value gets returned.</text:p>
              </text:list-item>
              <text:list-item>
                <text:p/>
              </text:list-item>
              <text:list-item>
                <text:p>primefac(n, trial_limit=1000, rho_rounds=42000, verbose=False,</text:p>
              </text:list-item>
              <text:list-item>
                <text:p><text:s text:c="9"/>methods=(pollardRho_brent, pollard_pm1, williams_pp1, ecm, mpqs))</text:p>
              </text:list-item>
              <text:list-item>
                <text:p>Generator. Yields the prime factors of n, with multiplicity.</text:p>
              </text:list-item>
              <text:list-item>
                <text:p/>
              </text:list-item>
              <text:list-item>
                <text:p>factorint(n, trial_limit=1000, rho_rounds=42000,</text:p>
              </text:list-item>
              <text:list-item>
                <text:p><text:s text:c="10"/>methods=(pollardRho_brent, pollard_pm1, williams_pp1, ecm, mpqs))</text:p>
              </text:list-item>
              <text:list-item>
                <text:p>This collates primefac’s output into a dict with the prime factors as the keys and their multiplicities as the data. For example, factorint(5040) returns {2:4, 3:2, 5:1, 7:1}.</text:p>
              </text:list-item>
              <text:list-item>
                <text:p/>
              </text:list-item>
              <text:list-item>
                <text:p>rpn(instr)</text:p>
              </text:list-item>
              <text:list-item>
                <text:p>Evaluates the string instr as an expression in reverse Polish notation.</text:p>
              </text:list-item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1:27:25.061350109</meta:creation-date>
    <meta:editing-duration>PT9H4M34S</meta:editing-duration>
    <meta:editing-cycles>3</meta:editing-cycles>
    <meta:generator>LibreOffice/5.1.2.2$Linux_X86_64 LibreOffice_project/10m0$Build-2</meta:generator>
    <dc:date>2018-02-27T21:46:12.563942222</dc:date>
    <meta:document-statistic meta:object-count="72"/>
    <meta:template xlink:type="simple" xlink:actuate="onRequest" xlink:title="Midnightblue" xlink:href="../../../../../../usr/lib/libreoffice/share/template/common/presnt/Midnightblue.otp" meta:date="2018-02-27T11:27:24.80875448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